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999999" draw:marker-start-width="0.237cm" draw:marker-end-width="0.237cm" draw:fill="solid" draw:fill-color="#ffffff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646cm"/>
    </style:style>
    <style:style style:name="gr4" style:family="graphic" style:parent-style-name="standard">
      <style:graphic-properties draw:stroke="none" svg:stroke-color="#000000" draw:fill="none" draw:fill-color="#ffffff" fo:min-height="2.116cm"/>
    </style:style>
    <style:style style:name="gr5" style:family="graphic" style:parent-style-name="standard">
      <style:graphic-properties draw:stroke="none" svg:stroke-color="#000000" draw:fill="none" draw:fill-color="#ffffff" fo:min-height="2.48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94cm" svg:height="1.426cm" svg:x="4.942cm" svg:y="5.977cm">
          <text:p text:style-name="P1"><text:span text:style-name="T1">Rol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2.694cm" svg:height="1.426cm" svg:x="10.633cm" svg:y="5.977cm">
          <text:p text:style-name="P1"><text:span text:style-name="T1">Permissions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7.636cm" svg:y1="6.69cm" svg:x2="10.633cm" svg:y2="6.69cm" draw:start-shape="id1" draw:start-glue-point="1" draw:end-shape="id2" draw:end-glue-point="3" svg:d="M7636 6690h2997" svg:viewBox="0 0 2998 1">
          <text:p text:style-name="P1"/>
          <text:p text:style-name="P1"><text:span text:style-name="T1">have</text:span></text:p>
        </draw:connector>
        <draw:frame draw:style-name="gr3" draw:text-style-name="P3" draw:layer="layout" svg:width="1.389cm" svg:height="0.896cm" svg:x="9.613cm" svg:y="5.942cm">
          <draw:text-box>
            <text:p text:style-name="P3"><text:span text:style-name="T1">0..n</text:span></text:p>
          </draw:text-box>
        </draw:frame>
        <draw:frame draw:style-name="gr3" draw:text-style-name="P3" draw:layer="layout" svg:width="1.212cm" svg:height="0.896cm" svg:x="7.453cm" svg:y="5.942cm">
          <draw:text-box>
            <text:p text:style-name="P3"><text:span text:style-name="T1">0..n</text:span></text:p>
          </draw:text-box>
        </draw:frame>
        <draw:frame draw:style-name="gr4" draw:text-style-name="P4" draw:layer="layout" svg:width="4.321cm" svg:height="2.366cm" svg:x="4.939cm" svg:y="7.695cm">
          <draw:text-box>
            <text:p text:style-name="P4"><text:span text:style-name="T2">Administrator</text:span></text:p>
            <text:p text:style-name="P4"><text:span text:style-name="T2">Manager</text:span></text:p>
            <text:p text:style-name="P4"><text:span text:style-name="T2">Support</text:span></text:p>
            <text:p text:style-name="P4"><text:span text:style-name="T2">User</text:span></text:p>
            <text:p text:style-name="P4"><text:span text:style-name="T2">...</text:span></text:p>
          </draw:text-box>
        </draw:frame>
        <draw:frame draw:style-name="gr5" draw:text-style-name="P4" draw:layer="layout" svg:width="5.95cm" svg:height="2.733cm" svg:x="10.52cm" svg:y="7.696cm">
          <draw:text-box>
            <text:p text:style-name="P4"><text:span text:style-name="T2">read users</text:span></text:p>
            <text:p text:style-name="P4"><text:span text:style-name="T2">Get users</text:span></text:p>
            <text:p text:style-name="P4"><text:span text:style-name="T2">Add users</text:span></text:p>
            <text:p text:style-name="P4"><text:span text:style-name="T2">Read user with ID 5</text:span></text:p>
            <text:p text:style-name="P4"><text:span text:style-name="T2">update calender with ID 1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cel </meta:initial-creator>
    <meta:creation-date>2014-11-27T14:39:09.056786332</meta:creation-date>
    <dc:date>2014-12-14T16:13:25.727844029</dc:date>
    <dc:creator>Marcel </dc:creator>
    <meta:editing-duration>PT31M52S</meta:editing-duration>
    <meta:editing-cycles>17</meta:editing-cycles>
    <meta:generator>LibreOffice/4.2.7.2$Linux_X86_64 LibreOffice_project/420m0$Build-2</meta:generator>
    <meta:document-statistic meta:object-count="7"/>
  </office:meta>
</office:document-meta>
</file>